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966af" style:font-size-asian="14pt" style:font-size-complex="14pt"/>
    </style:style>
    <style:style style:name="P5" style:family="paragraph" style:parent-style-name="Standard">
      <style:text-properties fo:font-size="14pt" officeooo:paragraph-rsid="001ad032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dd60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4pt" officeooo:paragraph-rsid="001dd60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d606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8"><text:span text:style-name="T1">ΘΕΜΑ</text:span>: <text:span text:style-name="T6">Χορήγηση ειδικής άδειας </text:span><text:span text:style-name="T7">γάμου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4"/>
      <text:p text:style-name="P11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5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6">γάμου</text:p>
      <text:p text:style-name="P9">Μαζί υποβάλλω και αντίγραφο ληξιαρχικής πράξης γάμου ή πιστοποιητικό τέλεσης γάμου Ιερής Μητρόπολης.</text:p>
      <text:p text:style-name="P2"/>
      <text:p text:style-name="P2"/>
      <text:p text:style-name="P2"/>
      <text:p text:style-name="P2"/>
      <text:p text:style-name="P14">Ημερομηνία: ……………………………..</text:p>
      <text:p text:style-name="P14"/>
      <text:p text:style-name="P12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1:24.799165534</dc:date>
    <meta:print-date>2017-09-28T17:23:56.413721980</meta:print-date>
    <meta:editing-cycles>12</meta:editing-cycles>
    <meta:editing-duration>PT1H54M47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99" meta:character-count="807" meta:non-whitespace-character-count="722"/>
  </office:meta>
</office:document-meta>
</file>